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3465a4" draw:marker-start-width="0.252cm" draw:marker-end-width="0.252cm" draw:fill="none" draw:textarea-horizontal-align="justify" draw:textarea-vertical-align="middle" draw:auto-grow-height="false" fo:min-height="5.466cm" fo:min-width="5.216cm" fo:padding-top="0.142cm" fo:padding-bottom="0.142cm" fo:padding-left="0.267cm" fo:padding-right="0.267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1cm" fo:min-width="2.152cm"/>
    </style:style>
    <style:style style:name="gr3" style:family="graphic" style:parent-style-name="standard">
      <style:graphic-properties svg:stroke-width="0.035cm" svg:stroke-color="#3465a4" draw:marker-start-width="0.252cm" draw:marker-end-width="0.252cm" draw:fill="none" draw:textarea-horizontal-align="justify" draw:textarea-vertical-align="middle" draw:auto-grow-height="false" fo:min-height="5.716cm" fo:min-width="5.466cm" fo:padding-top="0.142cm" fo:padding-bottom="0.142cm" fo:padding-left="0.267cm" fo:padding-right="0.267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1cm" fo:min-width="5cm"/>
    </style:style>
    <style:style style:name="gr5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5.466cm" fo:min-width="5.216cm" fo:padding-top="0.165cm" fo:padding-bottom="0.165cm" fo:padding-left="0.29cm" fo:padding-right="0.29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1cm" fo:min-width="2.152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 style:list-style-name="L1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1cm" fo:min-width="2.152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cm" fo:min-width="2.152cm" fo:padding-top="0.142cm" fo:padding-bottom="0.142cm" fo:padding-left="0.267cm" fo:padding-right="0.267cm"/>
    </style:style>
    <style:style style:name="gr9" style:family="graphic" style:parent-style-name="standard" style:list-style-name="L1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1cm" fo:min-width="2.152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 style:list-style-name="L1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1cm" fo:min-width="2.152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 style:list-style-name="L1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1cm" fo:min-width="2.152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 style:list-style-name="L1">
      <style:graphic-properties svg:stroke-width="0.035cm" svg:stroke-color="#000000" draw:marker-start-width="0.252cm" draw:marker-end-width="0.252cm" draw:fill-color="#eeeeee" draw:textarea-horizontal-align="justify" draw:textarea-vertical-align="middle" draw:auto-grow-height="false" fo:min-height="1cm" fo:min-width="2.152cm" fo:padding-top="0.142cm" fo:padding-bottom="0.142cm" fo:padding-left="0.267cm" fo:padding-right="0.267cm"/>
      <style:paragraph-properties style:writing-mode="lr-tb"/>
    </style:style>
    <style:style style:name="gr13" style:family="graphic" style:parent-style-name="objectwithoutfill">
      <style:graphic-properties svg:stroke-width="0.212cm" svg:stroke-color="#f10d0c" draw:marker-start-width="0.518cm" draw:marker-end-width="0.518cm" draw:stroke-linejoin="round" svg:stroke-linecap="round" draw:fill="none" draw:textarea-vertical-align="middle" fo:padding-top="0.231cm" fo:padding-bottom="0.231cm" fo:padding-left="0.356cm" fo:padding-right="0.356cm"/>
    </style:style>
    <style:style style:name="gr14" style:family="graphic" style:parent-style-name="objectwithoutfill">
      <style:graphic-properties svg:stroke-width="0.212cm" svg:stroke-color="#f10d0c" draw:marker-start-width="0.517cm" draw:marker-end-width="0.517cm" draw:stroke-linejoin="round" svg:stroke-linecap="round" draw:fill="none" draw:textarea-vertical-align="middle" fo:padding-top="0.23cm" fo:padding-bottom="0.23cm" fo:padding-left="0.355cm" fo:padding-right="0.355cm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1cm" fo:min-width="2.152cm"/>
      <style:paragraph-properties style:writing-mode="lr-tb"/>
    </style:style>
    <style:style style:name="gr16" style:family="graphic" style:parent-style-name="standard" style:list-style-name="L1">
      <style:graphic-properties draw:fill-color="#eeeeee" draw:textarea-horizontal-align="justify" draw:textarea-vertical-align="middle" draw:auto-grow-height="false" fo:min-height="1cm" fo:min-width="2.152cm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cm" fo:min-width="2.152cm"/>
    </style:style>
    <style:style style:name="gr18" style:family="graphic" style:parent-style-name="standard" style:list-style-name="L1">
      <style:graphic-properties draw:fill-color="#eeeeee" draw:textarea-horizontal-align="justify" draw:textarea-vertical-align="middle" draw:auto-grow-height="false" fo:min-height="1cm" fo:min-width="2.152cm"/>
      <style:paragraph-properties style:writing-mode="lr-tb"/>
    </style:style>
    <style:style style:name="gr19" style:family="graphic" style:parent-style-name="standard" style:list-style-name="L1">
      <style:graphic-properties draw:fill-color="#eeeeee" draw:textarea-horizontal-align="justify" draw:textarea-vertical-align="middle" draw:auto-grow-height="false" fo:min-height="1cm" fo:min-width="2.152cm"/>
      <style:paragraph-properties style:writing-mode="lr-tb"/>
    </style:style>
    <style:style style:name="gr20" style:family="graphic" style:parent-style-name="standard" style:list-style-name="L1">
      <style:graphic-properties draw:fill-color="#eeeeee" draw:textarea-horizontal-align="justify" draw:textarea-vertical-align="middle" draw:auto-grow-height="false" fo:min-height="1cm" fo:min-width="2.152cm"/>
      <style:paragraph-properties style:writing-mode="lr-tb"/>
    </style:style>
    <style:style style:name="gr21" style:family="graphic" style:parent-style-name="standard" style:list-style-name="L1">
      <style:graphic-properties draw:fill-color="#eeeeee" draw:textarea-horizontal-align="justify" draw:textarea-vertical-align="middle" draw:auto-grow-height="false" fo:min-height="1cm" fo:min-width="2.152cm"/>
      <style:paragraph-properties style:writing-mode="lr-tb"/>
    </style:style>
    <style:style style:name="gr22" style:family="graphic" style:parent-style-name="objectwithoutfill">
      <style:graphic-properties svg:stroke-width="0.159cm" svg:stroke-color="#f10d0c" draw:marker-start-width="0.438cm" draw:marker-end-width="0.438cm" draw:stroke-linejoin="round" svg:stroke-linecap="round" draw:fill="none" draw:textarea-vertical-align="middle" fo:padding-top="0.204cm" fo:padding-bottom="0.204cm" fo:padding-left="0.329cm" fo:padding-right="0.3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style:paragraph-properties fo:text-align="center" style:writing-mode="lr-tb"/>
      <style:text-properties fo:color="#666666" loext:opacity="100%"/>
    </style:style>
    <style:style style:name="P4" style:family="paragraph">
      <loext:graphic-properties draw:fill-color="#eeeeee"/>
      <style:paragraph-properties fo:text-align="center" style:writing-mode="lr-tb"/>
      <style:text-properties fo:color="#666666" loext:opacity="100%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-color="#ffffff"/>
      <style:paragraph-properties fo:text-align="center"/>
    </style:style>
    <style:style style:name="T1" style:family="text">
      <style:text-properties fo:color="#666666" loext:opacity="100%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5cm" svg:height="5.75cm" svg:x="13.25cm" svg:y="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652cm" svg:height="1.25cm" svg:x="13.4cm" svg:y="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652cm" svg:height="1.25cm" svg:x="13.4cm" svg:y="3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652cm" svg:height="1.25cm" svg:x="13.4cm" svg:y="5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652cm" svg:height="1.25cm" svg:x="13.4cm" svg:y="6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6cm" svg:height="6cm" svg:x="3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5cm" svg:height="1.25cm" svg:x="3.25cm" svg:y="2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5cm" svg:height="1.25cm" svg:x="3.25cm" svg:y="3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5cm" svg:height="1.25cm" svg:x="3.25cm" svg:y="5.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5cm" svg:height="1.25cm" svg:x="3.25cm" svg:y="6.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652cm" svg:height="1.25cm" svg:x="16.198cm" svg:y="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652cm" svg:height="1.25cm" svg:x="16.198cm" svg:y="3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652cm" svg:height="1.25cm" svg:x="16.198cm" svg:y="5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652cm" svg:height="1.25cm" svg:x="16.198cm" svg:y="6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5.75cm" svg:height="5.75cm" svg:x="8.5cm" svg:y="8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652cm" svg:height="1.25cm" svg:x="8.65cm" svg:y="8.65cm">
          <text:p text:style-name="P3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.652cm" svg:height="1.25cm" svg:x="8.65cm" svg:y="10.05cm">
          <text:p text:style-name="P5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2.652cm" svg:height="1.25cm" svg:x="8.65cm" svg:y="11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2.652cm" svg:height="1.25cm" svg:x="8.65cm" svg:y="12.85cm">
          <text:p text:style-name="P5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2.652cm" svg:height="1.25cm" svg:x="11.448cm" svg:y="8.65cm">
          <text:p text:style-name="P5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2.652cm" svg:height="1.25cm" svg:x="11.448cm" svg:y="10.05cm">
          <text:p text:style-name="P5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2.652cm" svg:height="1.25cm" svg:x="11.448cm" svg:y="11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2.652cm" svg:height="1.25cm" svg:x="11.448cm" svg:y="12.85cm">
          <text:p text:style-name="P5">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8.618cm" svg:y1="12.713cm" svg:x2="14.118cm" svg:y2="11.462cm">
          <text:p/>
        </draw:line>
        <draw:line draw:style-name="gr14" draw:text-style-name="P1" draw:layer="layout" svg:x1="8.659cm" svg:y1="11.461cm" svg:x2="14.071cm" svg:y2="12.688cm">
          <text:p/>
        </draw:line>
        <draw:g>
          <draw:custom-shape draw:style-name="gr1" draw:text-style-name="P1" draw:layer="layout" svg:width="5.75cm" svg:height="5.75cm" svg:x="1.115cm" svg:y="8.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4" draw:layer="layout" svg:width="2.652cm" svg:height="1.25cm" svg:x="1.265cm" svg:y="8.65cm">
            <text:p text:style-name="P3"><text:span text:style-name="T1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6" draw:layer="layout" svg:width="2.652cm" svg:height="1.25cm" svg:x="1.265cm" svg:y="10.05cm">
            <text:p text:style-name="P5"><text:span text:style-name="T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7" draw:layer="layout" svg:width="2.652cm" svg:height="1.25cm" svg:x="1.265cm" svg:y="11.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6" draw:layer="layout" svg:width="2.652cm" svg:height="1.25cm" svg:x="1.265cm" svg:y="12.85cm">
            <text:p text:style-name="P5"><text:span text:style-name="T1">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6" draw:layer="layout" svg:width="2.652cm" svg:height="1.25cm" svg:x="4.063cm" svg:y="8.65cm">
            <text:p text:style-name="P5"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6" draw:layer="layout" svg:width="2.652cm" svg:height="1.25cm" svg:x="4.063cm" svg:y="10.05cm">
            <text:p text:style-name="P5"><text:span text:style-name="T1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7" draw:layer="layout" svg:width="2.652cm" svg:height="1.25cm" svg:x="4.063cm" svg:y="11.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6" draw:layer="layout" svg:width="2.652cm" svg:height="1.25cm" svg:x="4.063cm" svg:y="12.85cm">
            <text:p text:style-name="P5"><text:span text:style-name="T1">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2" draw:text-style-name="P1" draw:layer="layout" svg:x1="1.233cm" svg:y1="12.713cm" svg:x2="6.733cm" svg:y2="11.462cm">
            <text:p/>
          </draw:line>
          <draw:line draw:style-name="gr22" draw:text-style-name="P1" draw:layer="layout" svg:x1="1.274cm" svg:y1="11.461cm" svg:x2="6.686cm" svg:y2="12.688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Rafael Lima</meta:initial-creator>
    <meta:creation-date>2021-01-13T15:26:44.226594255</meta:creation-date>
    <dc:date>2021-02-08T19:54:10.267023040</dc:date>
    <dc:creator>Rafael Lima</dc:creator>
    <meta:editing-duration>PT12M35S</meta:editing-duration>
    <meta:editing-cycles>5</meta:editing-cycles>
    <meta:generator>LibreOffice/7.0.4.2$Linux_X86_64 LibreOffice_project/00$Build-2</meta:generator>
    <meta:document-statistic meta:object-count="37"/>
  </office:meta>
</office:document-meta>
</file>